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dfebc" officeooo:paragraph-rsid="000dfebc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fcabc" officeooo:paragraph-rsid="000fcabc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fd270" officeooo:paragraph-rsid="000fd270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1a963" officeooo:paragraph-rsid="0011a963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553c7" officeooo:paragraph-rsid="001553c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1a963" officeooo:paragraph-rsid="0011a963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0dfebc" officeooo:paragraph-rsid="000dfebc" style:font-size-asian="24pt" style:font-size-complex="24pt"/>
    </style:style>
    <style:style style:name="T1" style:family="text">
      <style:text-properties officeooo:rsid="000fd2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near Search</text:p>
      <text:p text:style-name="P1"/>
      <text:p text:style-name="P2">In this method, the <text:span text:style-name="T1">elements are scanned from the first one till either the required element is found or the list is exhausted.</text:span></text:p>
      <text:p text:style-name="P3">One major drawback of the sequential search is that it is very time consuming particular for large list (e.g. n&gt;1000).</text:p>
      <text:p text:style-name="P3"/>
      <text:p text:style-name="P6">Algorithm: Linear_search(A, N, X)</text:p>
      <text:p text:style-name="P4"/>
      <text:p text:style-name="P5">Here A is a Array with N elements i.e. A[1:N].X is the element to be search. If the search is successful, this algorithm finds the location or position of X in the array otherwise the value 0 is returned.</text:p>
      <text:p text:style-name="P5"/>
      <text:p text:style-name="P5">Step 1 [search the array]</text:p>
      <text:p text:style-name="P5"><text:s text:c="36"/>Repeat for I = 1 to N</text:p>
      <text:p text:style-name="P5"><text:s text:c="48"/>If A[I] = X then</text:p>
      <text:p text:style-name="P5"><text:s text:c="62"/>Return(I) and exit</text:p>
      <text:p text:style-name="P5"><text:s text:c="42"/>[End of if statement]</text:p>
      <text:p text:style-name="P5"><text:s text:c="36"/>[End of the loop]</text:p>
      <text:p text:style-name="P5">Step 2 [Element not found]</text:p>
      <text:p text:style-name="P5"><text:s text:c="36"/>Return(0)</text:p>
      <text:p text:style-name="P5"><text:s text:c="36"/>Ex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22:18:07.388779603</meta:creation-date>
    <dc:date>2022-04-21T22:34:51.813383626</dc:date>
    <meta:editing-duration>PT16M45S</meta:editing-duration>
    <meta:editing-cycles>7</meta:editing-cycles>
    <meta:generator>LibreOffice/7.2.1.2$Linux_X86_64 LibreOffice_project/20$Build-2</meta:generator>
    <meta:document-statistic meta:table-count="0" meta:image-count="0" meta:object-count="0" meta:page-count="1" meta:paragraph-count="14" meta:word-count="123" meta:character-count="948" meta:non-whitespace-character-count="543"/>
  </office:meta>
</office:document-meta>
</file>